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4.249cm"/>
    </style:style>
    <style:style style:name="co11" style:family="table-column">
      <style:table-column-properties fo:break-before="auto" style:column-width="14.00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515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ff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630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3b3b3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deb3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5000"/>
    <style:style style:name="ce16" style:family="table-cell" style:parent-style-name="Default" style:data-style-name="N5000">
      <style:table-cell-properties fo:background-color="#3deb3d"/>
    </style:style>
    <style:style style:name="ce17" style:family="table-cell" style:parent-style-name="Default" style:data-style-name="N5000">
      <style:table-cell-properties fo:background-color="transparent"/>
    </style:style>
    <style:style style:name="ce18" style:family="table-cell" style:parent-style-name="Default" style:data-style-name="N5000">
      <style:table-cell-properties fo:background-color="#ff420e"/>
    </style:style>
    <style:style style:name="ce19" style:family="table-cell" style:parent-style-name="Default" style:data-style-name="N5000">
      <style:text-properties style:font-name="Arial" style:font-name-asian="DejaVu Sans" style:font-name-complex="DejaVu Sans"/>
    </style:style>
    <style:style style:name="ce20" style:family="table-cell" style:parent-style-name="Default" style:data-style-name="N5000">
      <style:table-cell-properties fo:background-color="#3deb3d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2">
          <table:table-cell table:style-name="ce1" office:value-type="string" table:number-columns-spanned="4" table:number-rows-spanned="1">
            <text:p>Data source: <text:a xlink:href="http://en.wikipedia.org/wiki/OBD-II_PIDs">http://en.wikipedia.org/wiki/OBD-II_PIDs</text:a></text:p>
          </table:table-cell>
          <table:covered-table-cell table:style-name="ce2"/>
          <table:covered-table-cell table:style-name="ce2"/>
          <table:covered-table-cell table:style-name="ce2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2" office:value-type="string">
            <text:p>Mode</text:p>
            <text:p>(hex)</text:p>
          </table:table-cell>
          <table:table-cell table:style-name="ce2" office:value-type="string">
            <text:p>PID</text:p>
            <text:p>(hex)</text:p>
          </table:table-cell>
          <table:table-cell table:style-name="ce2" office:value-type="string">
            <text:p>Data bytes returne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in value</text:p>
          </table:table-cell>
          <table:table-cell table:style-name="ce2" office:value-type="string">
            <text:p>Max 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Formula</text:p>
          </table:table-cell>
          <table:table-cell office:value-type="string">
            <text:p>Byte</text:p>
          </table:table-cell>
          <table:table-cell office:value-type="string">
            <text:p>len</text:p>
          </table:table-cell>
          <table:table-cell office:value-type="string">
            <text:p>multiplier</text:p>
          </table:table-cell>
          <table:table-cell office:value-type="string">
            <text:p>offset</text:p>
          </table:table-cell>
          <table:table-cell office:value-type="string">
            <text:p>Schummel_addon</text:p>
          </table:table-cell>
          <table:table-cell office:value-type="string">
            <text:p>createCall</text:p>
          </table:table-cell>
          <table:table-cell office:value-type="string">
            <text:p>CalcNumPid</text:p>
          </table:table-cell>
          <table:table-cell table:number-columns-repeated="1009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[01 - 20]</text:p>
          </table:table-cell>
          <table:table-cell table:style-name="ce5" table:number-columns-repeated="3"/>
          <table:table-cell table:style-name="ce6" office:value-type="string">
            <text:p>Bit encoded [A7..D0] == [PID 0x01..PID 0x20]</text:p>
          </table:table-cell>
          <table:table-cell table:number-columns-repeated="1016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since DTCs cleared. (Includes malfunction indicator lamp (MIL) status and number of DTCs.)</text:p>
          </table:table-cell>
          <table:table-cell table:style-name="ce5" table:number-columns-repeated="3"/>
          <table:table-cell table:style-name="ce7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Freeze <text:a xlink:href="http://en.wikipedia.org/wiki/Diagnostic_Trouble_Code">DTC</text:a></text:p>
          </table:table-cell>
          <table:table-cell table:style-name="ce5" table:number-columns-repeated="3"/>
          <table:table-cell table:style-name="ce8"/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system status</text:p>
          </table:table-cell>
          <table:table-cell table:style-name="ce5" table:number-columns-repeated="3"/>
          <table:table-cell table:style-name="ce9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culated engin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7]&lt;&gt;&quot;&quot;;&quot;createCall(availPIDs, 0x&quot;&amp; [.M7]&amp; [.B7]&amp;&quot;,&quot;&quot;&quot;&amp;[.D7]&amp;&quot;&quot;&quot;, &quot;&quot;getNumPIDs&quot;&quot;)&quot;;&quot;&quot;)" office:value-type="string" office:string-value="createCall(availPIDs, 0x4,&quot;Calculated engine load value&quot;, &quot;getNumPIDs&quot;)">
            <text:p>createCall(availPIDs, 0x4,"Calculated engine load value", "getNumPIDs")</text:p>
          </table:table-cell>
          <table:table-cell table:style-name="ce19" table:formula="of:=IF([.I7]&lt;&gt;&quot;&quot;;&quot;id0x&quot;&amp;[.M7]&amp;[.B7]&amp;&quot; = { byte = &quot;&amp;[.I7]&amp;&quot; , size =  &quot;&amp;[.J7]&amp;&quot; , mult = &quot;&amp;TEXT([.K7];&quot;0.############&quot;)&amp;&quot; , offset = &quot;&amp;TEXT([.L7];&quot;0.##############&quot;)&amp;&quot;, unit = &quot;&quot;&quot;&amp;[.G7]&amp;&quot;&quot;&quot;} ,&quot;;&quot;&quot;)" office:value-type="string" office:string-value="id0x4 = { byte = 1 , size =  1 , mult = 0.392156862745 , offset = 0, unit = &quot; %&quot;} ,">
            <text:p>id0x4 = { byte = 1 , size = <text:s/>1 , mult = 0.392156862745 , offset = 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ngine coolant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8]&lt;&gt;&quot;&quot;;&quot;createCall(availPIDs, 0x&quot;&amp; [.M8]&amp; [.B8]&amp;&quot;,&quot;&quot;&quot;&amp;[.D8]&amp;&quot;&quot;&quot;, &quot;&quot;getNumPIDs&quot;&quot;)&quot;;&quot;&quot;)" office:value-type="string" office:string-value="createCall(availPIDs, 0x5,&quot;Engine coolant temperature&quot;, &quot;getNumPIDs&quot;)">
            <text:p>createCall(availPIDs, 0x5,"Engine coolant temperature", "getNumPIDs")</text:p>
          </table:table-cell>
          <table:table-cell table:style-name="ce19" table:formula="of:=IF([.I8]&lt;&gt;&quot;&quot;;&quot;id0x&quot;&amp;[.M8]&amp;[.B8]&amp;&quot; = { byte = &quot;&amp;[.I8]&amp;&quot; , size =  &quot;&amp;[.J8]&amp;&quot; , mult = &quot;&amp;TEXT([.K8];&quot;0.############&quot;)&amp;&quot; , offset = &quot;&amp;TEXT([.L8];&quot;0.##############&quot;)&amp;&quot;, unit = &quot;&quot;&quot;&amp;[.G8]&amp;&quot;&quot;&quot;} ,&quot;;&quot;&quot;)" office:value-type="string" office:string-value="id0x5 = { byte = 1 , size =  1 , mult = 1 , offset = -40, unit = &quot;°C&quot;} ,">
            <text:p>id0x5 = { byte = 1 , size = <text:s/>1 , mult = 1 , offset = -40, unit = "°C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9]&lt;&gt;&quot;&quot;;&quot;createCall(availPIDs, 0x&quot;&amp; [.M9]&amp; [.B9]&amp;&quot;,&quot;&quot;&quot;&amp;[.D9]&amp;&quot;&quot;&quot;, &quot;&quot;getNumPIDs&quot;&quot;)&quot;;&quot;&quot;)" office:value-type="string" office:string-value="createCall(availPIDs, 0x6,&quot;Short term fuel % trim—Bank 1&quot;, &quot;getNumPIDs&quot;)">
            <text:p>createCall(availPIDs, 0x6,"Short term fuel % trim—Bank 1", "getNumPIDs")</text:p>
          </table:table-cell>
          <table:table-cell table:style-name="ce19" table:formula="of:=IF([.I9]&lt;&gt;&quot;&quot;;&quot;id0x&quot;&amp;[.M9]&amp;[.B9]&amp;&quot; = { byte = &quot;&amp;[.I9]&amp;&quot; , size =  &quot;&amp;[.J9]&amp;&quot; , mult = &quot;&amp;TEXT([.K9];&quot;0.############&quot;)&amp;&quot; , offset = &quot;&amp;TEXT([.L9];&quot;0.##############&quot;)&amp;&quot;, unit = &quot;&quot;&quot;&amp;[.G9]&amp;&quot;&quot;&quot;} ,&quot;;&quot;&quot;)" office:value-type="string" office:string-value="id0x6 = { byte = 1 , size =  1 , mult = 0.78125 , offset = -100, unit = &quot; %&quot;} ,">
            <text:p>id0x6 = { byte = 1 , size = <text:s/>1 , mult = 0.78125 , offset = -100, unit = " %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0]&lt;&gt;&quot;&quot;;&quot;createCall(availPIDs, 0x&quot;&amp; [.M10]&amp; [.B10]&amp;&quot;,&quot;&quot;&quot;&amp;[.D10]&amp;&quot;&quot;&quot;, &quot;&quot;getNumPIDs&quot;&quot;)&quot;;&quot;&quot;)" office:value-type="string" office:string-value="createCall(availPIDs, 0x7,&quot;Long term fuel % trim—Bank 1&quot;, &quot;getNumPIDs&quot;)">
            <text:p>createCall(availPIDs, 0x7,"Long term fuel % trim—Bank 1", "getNumPIDs")</text:p>
          </table:table-cell>
          <table:table-cell table:style-name="ce19" table:formula="of:=IF([.I10]&lt;&gt;&quot;&quot;;&quot;id0x&quot;&amp;[.M10]&amp;[.B10]&amp;&quot; = { byte = &quot;&amp;[.I10]&amp;&quot; , size =  &quot;&amp;[.J10]&amp;&quot; , mult = &quot;&amp;TEXT([.K10];&quot;0.############&quot;)&amp;&quot; , offset = &quot;&amp;TEXT([.L10];&quot;0.##############&quot;)&amp;&quot;, unit = &quot;&quot;&quot;&amp;[.G10]&amp;&quot;&quot;&quot;} ,&quot;;&quot;&quot;)" office:value-type="string" office:string-value="id0x7 = { byte = 1 , size =  1 , mult = 0.78125 , offset = -100, unit = &quot; %&quot;} ,">
            <text:p>id0x7 = { byte = 1 , size = <text:s/>1 , mult = 0.78125 , offset = -100, unit = " %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1]&lt;&gt;&quot;&quot;;&quot;createCall(availPIDs, 0x&quot;&amp; [.M11]&amp; [.B11]&amp;&quot;,&quot;&quot;&quot;&amp;[.D11]&amp;&quot;&quot;&quot;, &quot;&quot;getNumPIDs&quot;&quot;)&quot;;&quot;&quot;)" office:value-type="string" office:string-value="createCall(availPIDs, 0x8,&quot;Short term fuel % trim—Bank 2&quot;, &quot;getNumPIDs&quot;)">
            <text:p>createCall(availPIDs, 0x8,"Short term fuel % trim—Bank 2", "getNumPIDs")</text:p>
          </table:table-cell>
          <table:table-cell table:style-name="ce19" table:formula="of:=IF([.I11]&lt;&gt;&quot;&quot;;&quot;id0x&quot;&amp;[.M11]&amp;[.B11]&amp;&quot; = { byte = &quot;&amp;[.I11]&amp;&quot; , size =  &quot;&amp;[.J11]&amp;&quot; , mult = &quot;&amp;TEXT([.K11];&quot;0.############&quot;)&amp;&quot; , offset = &quot;&amp;TEXT([.L11];&quot;0.##############&quot;)&amp;&quot;, unit = &quot;&quot;&quot;&amp;[.G11]&amp;&quot;&quot;&quot;} ,&quot;;&quot;&quot;)" office:value-type="string" office:string-value="id0x8 = { byte = 1 , size =  1 , mult = 0.78125 , offset = -100, unit = &quot; %&quot;} ,">
            <text:p>id0x8 = { byte = 1 , size = <text:s/>1 , mult = 0.78125 , offset = -100, unit = " %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2]&lt;&gt;&quot;&quot;;&quot;createCall(availPIDs, 0x&quot;&amp; [.M12]&amp; [.B12]&amp;&quot;,&quot;&quot;&quot;&amp;[.D12]&amp;&quot;&quot;&quot;, &quot;&quot;getNumPIDs&quot;&quot;)&quot;;&quot;&quot;)" office:value-type="string" office:string-value="createCall(availPIDs, 0x9,&quot;Long term fuel % trim—Bank 2&quot;, &quot;getNumPIDs&quot;)">
            <text:p>createCall(availPIDs, 0x9,"Long term fuel % trim—Bank 2", "getNumPIDs")</text:p>
          </table:table-cell>
          <table:table-cell table:style-name="ce19" table:formula="of:=IF([.I12]&lt;&gt;&quot;&quot;;&quot;id0x&quot;&amp;[.M12]&amp;[.B12]&amp;&quot; = { byte = &quot;&amp;[.I12]&amp;&quot; , size =  &quot;&amp;[.J12]&amp;&quot; , mult = &quot;&amp;TEXT([.K12];&quot;0.############&quot;)&amp;&quot; , offset = &quot;&amp;TEXT([.L12];&quot;0.##############&quot;)&amp;&quot;, unit = &quot;&quot;&quot;&amp;[.G12]&amp;&quot;&quot;&quot;} ,&quot;;&quot;&quot;)" office:value-type="string" office:string-value="id0x9 = { byte = 1 , size =  1 , mult = 0.78125 , offset = -100, unit = &quot; %&quot;} ,">
            <text:p>id0x9 = { byte = 1 , size = <text:s/>1 , mult = 0.78125 , offset = -10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65">
            <text:p>765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A*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IF([.I13]&lt;&gt;&quot;&quot;;&quot;createCall(availPIDs, 0x&quot;&amp; [.M13]&amp; [.B13]&amp;&quot;,&quot;&quot;&quot;&amp;[.D13]&amp;&quot;&quot;&quot;, &quot;&quot;getNumPIDs&quot;&quot;)&quot;;&quot;&quot;)" office:value-type="string" office:string-value="createCall(availPIDs, 0x0A,&quot;Fuel pressure&quot;, &quot;getNumPIDs&quot;)">
            <text:p>createCall(availPIDs, 0x0A,"Fuel pressure", "getNumPIDs")</text:p>
          </table:table-cell>
          <table:table-cell table:style-name="ce19" table:formula="of:=IF([.I13]&lt;&gt;&quot;&quot;;&quot;id0x&quot;&amp;[.M13]&amp;[.B13]&amp;&quot; = { byte = &quot;&amp;[.I13]&amp;&quot; , size =  &quot;&amp;[.J13]&amp;&quot; , mult = &quot;&amp;TEXT([.K13];&quot;0.############&quot;)&amp;&quot; , offset = &quot;&amp;TEXT([.L13];&quot;0.##############&quot;)&amp;&quot;, unit = &quot;&quot;&quot;&amp;[.G13]&amp;&quot;&quot;&quot;} ,&quot;;&quot;&quot;)" office:value-type="string" office:string-value="id0x0A = { byte = 1 , size =  1 , mult = 3 , offset = 0, unit = &quot;kPa (gauge)&quot;} ,">
            <text:p>id0x0A = { byte = 1 , size = <text:s/>1 , mult = 3 , offset = 0, unit = "kPa (gauge)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manifold absolute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4]&lt;&gt;&quot;&quot;;&quot;createCall(availPIDs, 0x&quot;&amp; [.M14]&amp; [.B14]&amp;&quot;,&quot;&quot;&quot;&amp;[.D14]&amp;&quot;&quot;&quot;, &quot;&quot;getNumPIDs&quot;&quot;)&quot;;&quot;&quot;)" office:value-type="string" office:string-value="createCall(availPIDs, 0x0B,&quot;Intake manifold absolute pressure&quot;, &quot;getNumPIDs&quot;)">
            <text:p>createCall(availPIDs, 0x0B,"Intake manifold absolute pressure", "getNumPIDs")</text:p>
          </table:table-cell>
          <table:table-cell table:style-name="ce19" table:formula="of:=IF([.I14]&lt;&gt;&quot;&quot;;&quot;id0x&quot;&amp;[.M14]&amp;[.B14]&amp;&quot; = { byte = &quot;&amp;[.I14]&amp;&quot; , size =  &quot;&amp;[.J14]&amp;&quot; , mult = &quot;&amp;TEXT([.K14];&quot;0.############&quot;)&amp;&quot; , offset = &quot;&amp;TEXT([.L14];&quot;0.##############&quot;)&amp;&quot;, unit = &quot;&quot;&quot;&amp;[.G14]&amp;&quot;&quot;&quot;} ,&quot;;&quot;&quot;)" office:value-type="string" office:string-value="id0x0B = { byte = 1 , size =  1 , mult = 1 , offset = 0, unit = &quot;kPa (absolute)&quot;} ,">
            <text:p>id0x0B = { byte = 1 , size = <text:s/>1 , mult = 1 , offset = 0, unit = "kPa (absolute)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ngine RP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6,383.75</text:p>
          </table:table-cell>
          <table:table-cell table:style-name="ce3" office:value-type="string">
            <text:p>rpm</text:p>
          </table:table-cell>
          <table:table-cell table:style-name="ce3" office:value-type="string">
            <text:p>((A*256)+B)/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table:formula="of:=IF([.I15]&lt;&gt;&quot;&quot;;&quot;createCall(availPIDs, 0x&quot;&amp; [.M15]&amp; [.B15]&amp;&quot;,&quot;&quot;&quot;&amp;[.D15]&amp;&quot;&quot;&quot;, &quot;&quot;getNumPIDs&quot;&quot;)&quot;;&quot;&quot;)" office:value-type="string" office:string-value="createCall(availPIDs, 0x0C,&quot;Engine RPM&quot;, &quot;getNumPIDs&quot;)">
            <text:p>createCall(availPIDs, 0x0C,"Engine RPM", "getNumPIDs")</text:p>
          </table:table-cell>
          <table:table-cell table:style-name="ce19" table:formula="of:=IF([.I15]&lt;&gt;&quot;&quot;;&quot;id0x&quot;&amp;[.M15]&amp;[.B15]&amp;&quot; = { byte = &quot;&amp;[.I15]&amp;&quot; , size =  &quot;&amp;[.J15]&amp;&quot; , mult = &quot;&amp;TEXT([.K15];&quot;0.############&quot;)&amp;&quot; , offset = &quot;&amp;TEXT([.L15];&quot;0.##############&quot;)&amp;&quot;, unit = &quot;&quot;&quot;&amp;[.G15]&amp;&quot;&quot;&quot;} ,&quot;;&quot;&quot;)" office:value-type="string" office:string-value="id0x0C = { byte = 1 , size =  2 , mult = 0.25 , offset = 0, unit = &quot;rpm&quot;} ,">
            <text:p>id0x0C = { byte = 1 , size = <text:s/>2 , mult = 0.25 , offset = 0, unit = "rpm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Vehicle spe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m/h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6]&lt;&gt;&quot;&quot;;&quot;createCall(availPIDs, 0x&quot;&amp; [.M16]&amp; [.B16]&amp;&quot;,&quot;&quot;&quot;&amp;[.D16]&amp;&quot;&quot;&quot;, &quot;&quot;getNumPIDs&quot;&quot;)&quot;;&quot;&quot;)" office:value-type="string" office:string-value="createCall(availPIDs, 0x0D,&quot;Vehicle speed&quot;, &quot;getNumPIDs&quot;)">
            <text:p>createCall(availPIDs, 0x0D,"Vehicle speed", "getNumPIDs")</text:p>
          </table:table-cell>
          <table:table-cell table:style-name="ce19" table:formula="of:=IF([.I16]&lt;&gt;&quot;&quot;;&quot;id0x&quot;&amp;[.M16]&amp;[.B16]&amp;&quot; = { byte = &quot;&amp;[.I16]&amp;&quot; , size =  &quot;&amp;[.J16]&amp;&quot; , mult = &quot;&amp;TEXT([.K16];&quot;0.############&quot;)&amp;&quot; , offset = &quot;&amp;TEXT([.L16];&quot;0.##############&quot;)&amp;&quot;, unit = &quot;&quot;&quot;&amp;[.G16]&amp;&quot;&quot;&quot;} ,&quot;;&quot;&quot;)" office:value-type="string" office:string-value="id0x0D = { byte = 1 , size =  1 , mult = 1 , offset = 0, unit = &quot;km/h&quot;} ,">
            <text:p>id0x0D = { byte = 1 , size = <text:s/>1 , mult = 1 , offset = 0, unit = "km/h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0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iming advance</text:p>
          </table:table-cell>
          <table:table-cell table:style-name="ce3" office:value-type="float" office:value="-64">
            <text:p>-64</text:p>
          </table:table-cell>
          <table:table-cell table:style-name="ce3" office:value-type="string">
            <text:p>63.5</text:p>
          </table:table-cell>
          <table:table-cell table:style-name="ce3" office:value-type="string">
            <text:p>° relative to #1 cylinder</text:p>
          </table:table-cell>
          <table:table-cell table:style-name="ce3" office:value-type="string">
            <text:p>A/2 - 6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64">
            <text:p>-64</text:p>
          </table:table-cell>
          <table:table-cell/>
          <table:table-cell table:formula="of:=IF([.I17]&lt;&gt;&quot;&quot;;&quot;createCall(availPIDs, 0x&quot;&amp; [.M17]&amp; [.B17]&amp;&quot;,&quot;&quot;&quot;&amp;[.D17]&amp;&quot;&quot;&quot;, &quot;&quot;getNumPIDs&quot;&quot;)&quot;;&quot;&quot;)" office:value-type="string" office:string-value="createCall(availPIDs, 0x0E,&quot;Timing advance&quot;, &quot;getNumPIDs&quot;)">
            <text:p>createCall(availPIDs, 0x0E,"Timing advance", "getNumPIDs")</text:p>
          </table:table-cell>
          <table:table-cell table:style-name="ce19" table:formula="of:=IF([.I17]&lt;&gt;&quot;&quot;;&quot;id0x&quot;&amp;[.M17]&amp;[.B17]&amp;&quot; = { byte = &quot;&amp;[.I17]&amp;&quot; , size =  &quot;&amp;[.J17]&amp;&quot; , mult = &quot;&amp;TEXT([.K17];&quot;0.############&quot;)&amp;&quot; , offset = &quot;&amp;TEXT([.L17];&quot;0.##############&quot;)&amp;&quot;, unit = &quot;&quot;&quot;&amp;[.G17]&amp;&quot;&quot;&quot;} ,&quot;;&quot;&quot;)" office:value-type="string" office:string-value="id0x0E = { byte = 1 , size =  1 , mult = 0.5 , offset = -64, unit = &quot;° relative to #1 cylinder&quot;} ,">
            <text:p>id0x0E = { byte = 1 , size = <text:s/>1 , mult = 0.5 , offset = -64, unit = "° relative to #1 cylinder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18]&lt;&gt;&quot;&quot;;&quot;createCall(availPIDs, 0x&quot;&amp; [.M18]&amp; [.B18]&amp;&quot;,&quot;&quot;&quot;&amp;[.D18]&amp;&quot;&quot;&quot;, &quot;&quot;getNumPIDs&quot;&quot;)&quot;;&quot;&quot;)" office:value-type="string" office:string-value="createCall(availPIDs, 0x0F,&quot;Intake air temperature&quot;, &quot;getNumPIDs&quot;)">
            <text:p>createCall(availPIDs, 0x0F,"Intake air temperature", "getNumPIDs")</text:p>
          </table:table-cell>
          <table:table-cell table:style-name="ce19" table:formula="of:=IF([.I18]&lt;&gt;&quot;&quot;;&quot;id0x&quot;&amp;[.M18]&amp;[.B18]&amp;&quot; = { byte = &quot;&amp;[.I18]&amp;&quot; , size =  &quot;&amp;[.J18]&amp;&quot; , mult = &quot;&amp;TEXT([.K18];&quot;0.############&quot;)&amp;&quot; , offset = &quot;&amp;TEXT([.L18];&quot;0.##############&quot;)&amp;&quot;, unit = &quot;&quot;&quot;&amp;[.G18]&amp;&quot;&quot;&quot;} ,&quot;;&quot;&quot;)" office:value-type="string" office:string-value="id0x0F = { byte = 1 , size =  1 , mult = 1 , offset = -40, unit = &quot;°C&quot;} ,">
            <text:p>id0x0F = { byte = 1 , size = <text:s/>1 , mult = 1 , offset = -40, unit = "°C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AF air flow rat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655.35</text:p>
          </table:table-cell>
          <table:table-cell table:style-name="ce3" office:value-type="string">
            <text:p>g/s</text:p>
          </table:table-cell>
          <table:table-cell table:style-name="ce3" office:value-type="string">
            <text:p>((A*256)+B) / 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table:formula="of:=IF([.I19]&lt;&gt;&quot;&quot;;&quot;createCall(availPIDs, 0x&quot;&amp; [.M19]&amp; [.B19]&amp;&quot;,&quot;&quot;&quot;&amp;[.D19]&amp;&quot;&quot;&quot;, &quot;&quot;getNumPIDs&quot;&quot;)&quot;;&quot;&quot;)" office:value-type="string" office:string-value="createCall(availPIDs, 0x10,&quot;MAF air flow rate&quot;, &quot;getNumPIDs&quot;)">
            <text:p>createCall(availPIDs, 0x10,"MAF air flow rate", "getNumPIDs")</text:p>
          </table:table-cell>
          <table:table-cell table:style-name="ce19" table:formula="of:=IF([.I19]&lt;&gt;&quot;&quot;;&quot;id0x&quot;&amp;[.M19]&amp;[.B19]&amp;&quot; = { byte = &quot;&amp;[.I19]&amp;&quot; , size =  &quot;&amp;[.J19]&amp;&quot; , mult = &quot;&amp;TEXT([.K19];&quot;0.############&quot;)&amp;&quot; , offset = &quot;&amp;TEXT([.L19];&quot;0.##############&quot;)&amp;&quot;, unit = &quot;&quot;&quot;&amp;[.G19]&amp;&quot;&quot;&quot;} ,&quot;;&quot;&quot;)" office:value-type="string" office:string-value="id0x10 = { byte = 1 , size =  2 , mult = 0.01 , offset = 0, unit = &quot;g/s&quot;} ,">
            <text:p>id0x10 = { byte = 1 , size = <text:s/>2 , mult = 0.01 , offset = 0, unit = "g/s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20]&lt;&gt;&quot;&quot;;&quot;createCall(availPIDs, 0x&quot;&amp; [.M20]&amp; [.B20]&amp;&quot;,&quot;&quot;&quot;&amp;[.D20]&amp;&quot;&quot;&quot;, &quot;&quot;getNumPIDs&quot;&quot;)&quot;;&quot;&quot;)" office:value-type="string" office:string-value="createCall(availPIDs, 0x11,&quot;Throttle position&quot;, &quot;getNumPIDs&quot;)">
            <text:p>createCall(availPIDs, 0x11,"Throttle position", "getNumPIDs")</text:p>
          </table:table-cell>
          <table:table-cell table:style-name="ce19" table:formula="of:=IF([.I20]&lt;&gt;&quot;&quot;;&quot;id0x&quot;&amp;[.M20]&amp;[.B20]&amp;&quot; = { byte = &quot;&amp;[.I20]&amp;&quot; , size =  &quot;&amp;[.J20]&amp;&quot; , mult = &quot;&amp;TEXT([.K20];&quot;0.############&quot;)&amp;&quot; , offset = &quot;&amp;TEXT([.L20];&quot;0.##############&quot;)&amp;&quot;, unit = &quot;&quot;&quot;&amp;[.G20]&amp;&quot;&quot;&quot;} ,&quot;;&quot;&quot;)" office:value-type="string" office:string-value="id0x11 = { byte = 1 , size =  1 , mult = 0.392156862745 , offset = 0, unit = &quot; %&quot;} ,">
            <text:p>id0x11 = { byte = 1 , size = <text:s/>1 , mult = 0.392156862745 , offset = 0, unit = " %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secondary air status</text:p>
          </table:table-cell>
          <table:table-cell table:style-name="ce5" table:number-columns-repeated="2"/>
          <table:table-cell table:style-name="ce5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5"/>
          <table:table-cell table:formula="of:=IF([.I21]&lt;&gt;&quot;&quot;;&quot;createCall(availPIDs, 0x&quot;&amp; [.M21]&amp; [.B21]&amp;&quot;,&quot;&quot;&quot;&amp;[.D21]&amp;&quot;&quot;&quot;, &quot;&quot;getNumPIDs&quot;&quot;)&quot;;&quot;&quot;)">
            <text:p/>
          </table:table-cell>
          <table:table-cell table:style-name="ce19" table:formula="of:=IF([.I21]&lt;&gt;&quot;&quot;;&quot;id0x&quot;&amp;[.M21]&amp;[.B21]&amp;&quot; = { byte = &quot;&amp;[.I21]&amp;&quot; , size =  &quot;&amp;[.J21]&amp;&quot; , mult = &quot;&amp;TEXT([.K21];&quot;0.############&quot;)&amp;&quot; , offset = &quot;&amp;TEXT([.L21];&quot;0.##############&quot;)&amp;&quot;, unit = &quot;&quot;&quot;&amp;[.G21]&amp;&quot;&quot;&quot;} ,&quot;;&quot;&quot;)">
            <text:p/>
          </table:table-cell>
          <table:table-cell table:number-columns-repeated="1009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5" table:number-columns-repeated="2"/>
          <table:table-cell table:style-name="ce5"/>
          <table:table-cell table:style-name="ce10" office:value-type="string">
            <text:p>[A0..A3] == Bank 1, Sensors 1-4. [A4..A7] == Bank 2...</text:p>
          </table:table-cell>
          <table:table-cell table:number-columns-repeated="5"/>
          <table:table-cell table:formula="of:=IF([.I22]&lt;&gt;&quot;&quot;;&quot;createCall(availPIDs, 0x&quot;&amp; [.M22]&amp; [.B22]&amp;&quot;,&quot;&quot;&quot;&amp;[.D22]&amp;&quot;&quot;&quot;, &quot;&quot;getNumPIDs&quot;&quot;)&quot;;&quot;&quot;)">
            <text:p/>
          </table:table-cell>
          <table:table-cell table:style-name="ce19" table:formula="of:=IF([.I22]&lt;&gt;&quot;&quot;;&quot;id0x&quot;&amp;[.M22]&amp;[.B22]&amp;&quot; = { byte = &quot;&amp;[.I22]&amp;&quot; , size =  &quot;&amp;[.J22]&amp;&quot; , mult = &quot;&amp;TEXT([.K22];&quot;0.############&quot;)&amp;&quot; , offset = &quot;&amp;TEXT([.L22];&quot;0.##############&quot;)&amp;&quot;, unit = &quot;&quot;&quot;&amp;[.G22]&amp;&quot;&quot;&quot;} ,&quot;;&quot;&quot;)">
            <text:p/>
          </table:table-cell>
          <table:table-cell table:number-columns-repeated="1009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1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3]&lt;&gt;&quot;&quot;;&quot;createCall(availPIDs, 0x&quot;&amp; [.M23]&amp; [.B23]&amp;&quot;,&quot;&quot;&quot;&amp;[.D23]&amp;&quot;&quot;&quot;, &quot;&quot;getNumPIDs&quot;&quot;)&quot;;&quot;&quot;)" office:value-type="string" office:string-value="createCall(availPIDs, 0x14,&quot;Bank 1, Sensor 1: Oxygen sensor voltage&quot;, &quot;getNumPIDs&quot;)">
            <text:p>createCall(availPIDs, 0x14,"Bank 1, Sensor 1: Oxygen sensor voltage", "getNumPIDs")</text:p>
          </table:table-cell>
          <table:table-cell table:style-name="ce20" table:formula="of:=IF([.I23]&lt;&gt;&quot;&quot;;&quot;id0x&quot;&amp;[.M23]&amp;[.B23]&amp;&quot; = { byte = &quot;&amp;[.I23]&amp;&quot; , size =  &quot;&amp;[.J23]&amp;&quot; , mult = &quot;&amp;TEXT([.K23];&quot;0.############&quot;)&amp;&quot; , offset = &quot;&amp;TEXT([.L23];&quot;0.##############&quot;)&amp;&quot;, unit = &quot;&quot;&quot;&amp;[.G23]&amp;&quot;&quot;&quot;} ,&quot;;&quot;&quot;)" office:value-type="string" office:string-value="id0x14 = { byte = 1 , size =  1 , mult = 0.005 , offset = 0, unit = &quot;Volts&quot;} ,">
            <text:p>id0x14 = { byte = 1 , size = <text:s/>1 , mult = 0.005 , offset = 0, unit = "Volts"} ,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1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8" office:value-type="float" office:value="-100">
            <text:p>-100</text:p>
          </table:table-cell>
          <table:table-cell table:style-name="ce16" office:value-type="float" office:value="1">
            <text:p>1</text:p>
          </table:table-cell>
          <table:table-cell table:style-name="ce13" table:formula="of:=IF([.I24]&lt;&gt;&quot;&quot;;&quot;createCall(availPIDs, 0x&quot;&amp; [.M24]&amp; [.B24]&amp;&quot;,&quot;&quot;&quot;&amp;[.D24]&amp;&quot;&quot;&quot;, &quot;&quot;getNumPIDs&quot;&quot;)&quot;;&quot;&quot;)" office:value-type="string" office:string-value="createCall(availPIDs, 0x114,&quot;Bank 1, Sensor 1: Short term fuel trim&quot;, &quot;getNumPIDs&quot;)">
            <text:p>createCall(availPIDs, 0x114,"Bank 1, Sensor 1: Short term fuel trim", "getNumPIDs")</text:p>
          </table:table-cell>
          <table:table-cell table:style-name="ce20" table:formula="of:=IF([.I24]&lt;&gt;&quot;&quot;;&quot;id0x&quot;&amp;[.M24]&amp;[.B24]&amp;&quot; = { byte = &quot;&amp;[.I24]&amp;&quot; , size =  &quot;&amp;[.J24]&amp;&quot; , mult = &quot;&amp;TEXT([.K24];&quot;0.############&quot;)&amp;&quot; , offset = &quot;&amp;TEXT([.L24];&quot;0.##############&quot;)&amp;&quot;, unit = &quot;&quot;&quot;&amp;[.G24]&amp;&quot;&quot;&quot;} ,&quot;;&quot;&quot;)" office:value-type="string" office:string-value="id0x114 = { byte = 1 , size =  2 , mult = 0.005 , offset = -100, unit = &quot;%&quot;} ,">
            <text:p>id0x114 = { byte = 1 , size = <text:s/>2 , mult = 0.005 , offset = -100, unit = "%"} ,</text:p>
          </table:table-cell>
          <table:table-cell table:style-name="ce13"/>
          <table:table-cell table:style-name="ce14"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2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5]&lt;&gt;&quot;&quot;;&quot;createCall(availPIDs, 0x&quot;&amp; [.M25]&amp; [.B25]&amp;&quot;,&quot;&quot;&quot;&amp;[.D25]&amp;&quot;&quot;&quot;, &quot;&quot;GetNumPIDs&quot;&quot;)&quot;;&quot;&quot;)" office:value-type="string" office:string-value="createCall(availPIDs, 0x15,&quot;Bank 1, Sensor 2:&#10;Oxygen sensor voltage,&#10;Short term fuel trim&quot;, &quot;GetNumPIDs&quot;)">
            <text:p>createCall(availPIDs, 0x15,"Bank 1, Sensor 2:<text:line-break/>Oxygen sensor voltage,<text:line-break/>Short term fuel trim", "GetNumPIDs")</text:p>
          </table:table-cell>
          <table:table-cell table:style-name="ce20" table:formula="of:=IF([.I25]&lt;&gt;&quot;&quot;;&quot;id0x&quot;&amp;[.M25]&amp;[.B25]&amp;&quot; = { byte = &quot;&amp;[.I25]&amp;&quot; , size =  &quot;&amp;[.J25]&amp;&quot; , mult = &quot;&amp;TEXT([.K25];&quot;0.############&quot;)&amp;&quot; , offset = &quot;&amp;TEXT([.L25];&quot;0.##############&quot;)&amp;&quot;, unit = &quot;&quot;&quot;&amp;[.G25]&amp;&quot;&quot;&quot;} ,&quot;;&quot;&quot;)" office:value-type="string" office:string-value="id0x15 = { byte = 1 , size =  2 , mult = 0.005 , offset = 0, unit = &quot;Volts&#10;%&quot;} ,">
            <text:p>id0x15 = { byte = 1 , size = <text:s/>2 , mult = 0.005 , offset = 0, unit = "Volts<text:line-break/>%"} ,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3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6]&lt;&gt;&quot;&quot;;&quot;createCall(availPIDs, 0x&quot;&amp; [.M26]&amp; [.B26]&amp;&quot;,&quot;&quot;&quot;&amp;[.D26]&amp;&quot;&quot;&quot;, &quot;&quot;GetNumPIDs&quot;&quot;)&quot;;&quot;&quot;)" office:value-type="string" office:string-value="createCall(availPIDs, 0x16,&quot;Bank 1, Sensor 3:&#10;Oxygen sensor voltage,&#10;Short term fuel trim&quot;, &quot;GetNumPIDs&quot;)">
            <text:p>createCall(availPIDs, 0x16,"Bank 1, Sensor 3:<text:line-break/>Oxygen sensor voltage,<text:line-break/>Short term fuel trim", "GetNumPIDs")</text:p>
          </table:table-cell>
          <table:table-cell table:style-name="ce20" table:formula="of:=IF([.I26]&lt;&gt;&quot;&quot;;&quot;id0x&quot;&amp;[.M26]&amp;[.B26]&amp;&quot; = { byte = &quot;&amp;[.I26]&amp;&quot; , size =  &quot;&amp;[.J26]&amp;&quot; , mult = &quot;&amp;TEXT([.K26];&quot;0.############&quot;)&amp;&quot; , offset = &quot;&amp;TEXT([.L26];&quot;0.##############&quot;)&amp;&quot;, unit = &quot;&quot;&quot;&amp;[.G26]&amp;&quot;&quot;&quot;} ,&quot;;&quot;&quot;)" office:value-type="string" office:string-value="id0x16 = { byte = 1 , size =  2 , mult = 0.005 , offset = 0, unit = &quot;Volts&#10;%&quot;} ,">
            <text:p>id0x16 = { byte = 1 , size = <text:s/>2 , mult = 0.005 , offset = 0, unit = "Volts<text:line-break/>%"} ,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4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7]&lt;&gt;&quot;&quot;;&quot;createCall(availPIDs, 0x&quot;&amp; [.M27]&amp; [.B27]&amp;&quot;,&quot;&quot;&quot;&amp;[.D27]&amp;&quot;&quot;&quot;, &quot;&quot;GetNumPIDs&quot;&quot;)&quot;;&quot;&quot;)" office:value-type="string" office:string-value="createCall(availPIDs, 0x17,&quot;Bank 1, Sensor 4:&#10;Oxygen sensor voltage,&#10;Short term fuel trim&quot;, &quot;GetNumPIDs&quot;)">
            <text:p>createCall(availPIDs, 0x17,"Bank 1, Sensor 4:<text:line-break/>Oxygen sensor voltage,<text:line-break/>Short term fuel trim", "GetNumPIDs")</text:p>
          </table:table-cell>
          <table:table-cell table:style-name="ce20" table:formula="of:=IF([.I27]&lt;&gt;&quot;&quot;;&quot;id0x&quot;&amp;[.M27]&amp;[.B27]&amp;&quot; = { byte = &quot;&amp;[.I27]&amp;&quot; , size =  &quot;&amp;[.J27]&amp;&quot; , mult = &quot;&amp;TEXT([.K27];&quot;0.############&quot;)&amp;&quot; , offset = &quot;&amp;TEXT([.L27];&quot;0.##############&quot;)&amp;&quot;, unit = &quot;&quot;&quot;&amp;[.G27]&amp;&quot;&quot;&quot;} ,&quot;;&quot;&quot;)" office:value-type="string" office:string-value="id0x17 = { byte = 1 , size =  2 , mult = 0.005 , offset = 0, unit = &quot;Volts&#10;%&quot;} ,">
            <text:p>id0x17 = { byte = 1 , size = <text:s/>2 , mult = 0.005 , offset = 0, unit = "Volts<text:line-break/>%"} ,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1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8]&lt;&gt;&quot;&quot;;&quot;createCall(availPIDs, 0x&quot;&amp; [.M28]&amp; [.B28]&amp;&quot;,&quot;&quot;&quot;&amp;[.D28]&amp;&quot;&quot;&quot;, &quot;&quot;GetNumPIDs&quot;&quot;)&quot;;&quot;&quot;)" office:value-type="string" office:string-value="createCall(availPIDs, 0x18,&quot;Bank 2, Sensor 1:&#10;Oxygen sensor voltage,&#10;Short term fuel trim&quot;, &quot;GetNumPIDs&quot;)">
            <text:p>createCall(availPIDs, 0x18,"Bank 2, Sensor 1:<text:line-break/>Oxygen sensor voltage,<text:line-break/>Short term fuel trim", "GetNumPIDs")</text:p>
          </table:table-cell>
          <table:table-cell table:style-name="ce20" table:formula="of:=IF([.I28]&lt;&gt;&quot;&quot;;&quot;id0x&quot;&amp;[.M28]&amp;[.B28]&amp;&quot; = { byte = &quot;&amp;[.I28]&amp;&quot; , size =  &quot;&amp;[.J28]&amp;&quot; , mult = &quot;&amp;TEXT([.K28];&quot;0.############&quot;)&amp;&quot; , offset = &quot;&amp;TEXT([.L28];&quot;0.##############&quot;)&amp;&quot;, unit = &quot;&quot;&quot;&amp;[.G28]&amp;&quot;&quot;&quot;} ,&quot;;&quot;&quot;)" office:value-type="string" office:string-value="id0x18 = { byte = 1 , size =  2 , mult = 0.005 , offset = 0, unit = &quot;Volts&#10;%&quot;} ,">
            <text:p>id0x18 = { byte = 1 , size = <text:s/>2 , mult = 0.005 , offset = 0, unit = "Volts<text:line-break/>%"} ,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2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29]&lt;&gt;&quot;&quot;;&quot;createCall(availPIDs, 0x&quot;&amp; [.M29]&amp; [.B29]&amp;&quot;,&quot;&quot;&quot;&amp;[.D29]&amp;&quot;&quot;&quot;, &quot;&quot;GetNumPIDs&quot;&quot;)&quot;;&quot;&quot;)" office:value-type="string" office:string-value="createCall(availPIDs, 0x19,&quot;Bank 2, Sensor 2:&#10;Oxygen sensor voltage,&#10;Short term fuel trim&quot;, &quot;GetNumPIDs&quot;)">
            <text:p>createCall(availPIDs, 0x19,"Bank 2, Sensor 2:<text:line-break/>Oxygen sensor voltage,<text:line-break/>Short term fuel trim", "GetNumPIDs")</text:p>
          </table:table-cell>
          <table:table-cell table:style-name="ce20" table:formula="of:=IF([.I29]&lt;&gt;&quot;&quot;;&quot;id0x&quot;&amp;[.M29]&amp;[.B29]&amp;&quot; = { byte = &quot;&amp;[.I29]&amp;&quot; , size =  &quot;&amp;[.J29]&amp;&quot; , mult = &quot;&amp;TEXT([.K29];&quot;0.############&quot;)&amp;&quot; , offset = &quot;&amp;TEXT([.L29];&quot;0.##############&quot;)&amp;&quot;, unit = &quot;&quot;&quot;&amp;[.G29]&amp;&quot;&quot;&quot;} ,&quot;;&quot;&quot;)" office:value-type="string" office:string-value="id0x19 = { byte = 1 , size =  2 , mult = 0.005 , offset = 0, unit = &quot;Volts&#10;%&quot;} ,">
            <text:p>id0x19 = { byte = 1 , size = <text:s/>2 , mult = 0.005 , offset = 0, unit = "Volts<text:line-break/>%"} ,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string">
            <text:p>1A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3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0]&lt;&gt;&quot;&quot;;&quot;createCall(availPIDs, 0x&quot;&amp; [.M30]&amp; [.B30]&amp;&quot;,&quot;&quot;&quot;&amp;[.D30]&amp;&quot;&quot;&quot;, &quot;&quot;GetNumPIDs&quot;&quot;)&quot;;&quot;&quot;)" office:value-type="string" office:string-value="createCall(availPIDs, 0x1A,&quot;Bank 2, Sensor 3:&#10;Oxygen sensor voltage,&#10;Short term fuel trim&quot;, &quot;GetNumPIDs&quot;)">
            <text:p>createCall(availPIDs, 0x1A,"Bank 2, Sensor 3:<text:line-break/>Oxygen sensor voltage,<text:line-break/>Short term fuel trim", "GetNumPIDs")</text:p>
          </table:table-cell>
          <table:table-cell table:style-name="ce20" table:formula="of:=IF([.I30]&lt;&gt;&quot;&quot;;&quot;id0x&quot;&amp;[.M30]&amp;[.B30]&amp;&quot; = { byte = &quot;&amp;[.I30]&amp;&quot; , size =  &quot;&amp;[.J30]&amp;&quot; , mult = &quot;&amp;TEXT([.K30];&quot;0.############&quot;)&amp;&quot; , offset = &quot;&amp;TEXT([.L30];&quot;0.##############&quot;)&amp;&quot;, unit = &quot;&quot;&quot;&amp;[.G30]&amp;&quot;&quot;&quot;} ,&quot;;&quot;&quot;)" office:value-type="string" office:string-value="id0x1A = { byte = 1 , size =  2 , mult = 0.005 , offset = 0, unit = &quot;Volts&#10;%&quot;} ,">
            <text:p>id0x1A = { byte = 1 , size = <text:s/>2 , mult = 0.005 , offset = 0, unit = "Volts<text:line-break/>%"} ,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string">
            <text:p>1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4:</text:p>
            <text:p>Oxygen sensor voltage,</text:p>
            <text:p>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0.005">
            <text:p>0.00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1]&lt;&gt;&quot;&quot;;&quot;createCall(availPIDs, 0x&quot;&amp; [.M31]&amp; [.B31]&amp;&quot;,&quot;&quot;&quot;&amp;[.D31]&amp;&quot;&quot;&quot;, &quot;&quot;GetNumPIDs&quot;&quot;)&quot;;&quot;&quot;)" office:value-type="string" office:string-value="createCall(availPIDs, 0x1B,&quot;Bank 2, Sensor 4:&#10;Oxygen sensor voltage,&#10;Short term fuel trim&quot;, &quot;GetNumPIDs&quot;)">
            <text:p>createCall(availPIDs, 0x1B,"Bank 2, Sensor 4:<text:line-break/>Oxygen sensor voltage,<text:line-break/>Short term fuel trim", "GetNumPIDs")</text:p>
          </table:table-cell>
          <table:table-cell table:style-name="ce20" table:formula="of:=IF([.I31]&lt;&gt;&quot;&quot;;&quot;id0x&quot;&amp;[.M31]&amp;[.B31]&amp;&quot; = { byte = &quot;&amp;[.I31]&amp;&quot; , size =  &quot;&amp;[.J31]&amp;&quot; , mult = &quot;&amp;TEXT([.K31];&quot;0.############&quot;)&amp;&quot; , offset = &quot;&amp;TEXT([.L31];&quot;0.##############&quot;)&amp;&quot;, unit = &quot;&quot;&quot;&amp;[.G31]&amp;&quot;&quot;&quot;} ,&quot;;&quot;&quot;)" office:value-type="string" office:string-value="id0x1B = { byte = 1 , size =  2 , mult = 0.005 , offset = 0, unit = &quot;Volts&#10;%&quot;} ,">
            <text:p>id0x1B = { byte = 1 , size = <text:s/>2 , mult = 0.005 , offset = 0, unit = "Volts<text:line-break/>%"} ,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1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BD standards this vehicle conforms to</text:p>
          </table:table-cell>
          <table:table-cell table:style-name="ce5" table:number-columns-repeated="3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8">
          <table:table-cell table:style-name="ce3" office:value-type="float" office:value="1">
            <text:p>1</text:p>
          </table:table-cell>
          <table:table-cell table:style-name="ce3" office:value-type="string">
            <text:p>1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5" table:number-columns-repeated="3"/>
          <table:table-cell table:style-name="ce10" office:value-type="string">
            <text:p>Similar to PID 13, but [A0..A7] == [B1S1, B1S2, B2S1, B2S2, B3S1, B3S2, B4S1, B4S2]</text:p>
          </table:table-cell>
          <table:table-cell table:number-columns-repeated="1016"/>
        </table:table-row>
        <table:table-row table:style-name="ro9">
          <table:table-cell table:style-name="ce3" office:value-type="float" office:value="1">
            <text:p>1</text:p>
          </table:table-cell>
          <table:table-cell table:style-name="ce3" office:value-type="string">
            <text:p>1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xiliary input status</text:p>
          </table:table-cell>
          <table:table-cell table:style-name="ce5" table:number-columns-repeated="3"/>
          <table:table-cell table:style-name="ce10" office:value-type="string">
            <text:p>A0 == Power Take Off (PTO) status (1 == active)</text:p>
            <text:p>[A1..A7] not used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1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un time since engine star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(A*256)+B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5]&lt;&gt;&quot;&quot;;&quot;createCall(availPIDs, 0x&quot;&amp; [.M35]&amp; [.B35]&amp;&quot;,&quot;&quot;&quot;&amp;[.D35]&amp;&quot;&quot;&quot;, &quot;&quot;GetNumPIDs&quot;&quot;)&quot;;&quot;&quot;)" office:value-type="string" office:string-value="createCall(availPIDs, 0x1F,&quot;Run time since engine start&quot;, &quot;GetNumPIDs&quot;)">
            <text:p>createCall(availPIDs, 0x1F,"Run time since engine start", "GetNumPIDs")</text:p>
          </table:table-cell>
          <table:table-cell table:style-name="ce20" table:formula="of:=IF([.I35]&lt;&gt;&quot;&quot;;&quot;id0x&quot;&amp;[.M35]&amp;[.B35]&amp;&quot; = { byte = &quot;&amp;[.I35]&amp;&quot; , size =  &quot;&amp;[.J35]&amp;&quot; , mult = &quot;&amp;TEXT([.K35];&quot;0.############&quot;)&amp;&quot; , offset = &quot;&amp;TEXT([.L35];&quot;0.##############&quot;)&amp;&quot;, unit = &quot;&quot;&quot;&amp;[.G35]&amp;&quot;&quot;&quot;} ,&quot;;&quot;&quot;)" office:value-type="string" office:string-value="id0x1F = { byte = 1 , size =  2 , mult = 1 , offset = 0, unit = &quot;seconds&quot;} ,">
            <text:p>id0x1F = { byte = 1 , size = <text:s/>2 , mult = 1 , offset = 0, unit = "seconds"} ,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21-40</text:p>
          </table:table-cell>
          <table:table-cell table:style-name="ce5" table:number-columns-repeated="3"/>
          <table:table-cell table:style-name="ce11" office:value-type="string">
            <text:p>Bit encoded [A7..D0] == [PID 0x21..PID 0x40]</text:p>
          </table:table-cell>
          <table:table-cell table:style-name="ce14" table:number-columns-repeated="2"/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with malfunction indicator lamp (MIL)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7]&lt;&gt;&quot;&quot;;&quot;createCall(availPIDs, 0x&quot;&amp; [.M37]&amp; [.B37]&amp;&quot;,&quot;&quot;&quot;&amp;[.D37]&amp;&quot;&quot;&quot;, &quot;&quot;GetNumPIDs&quot;&quot;)&quot;;&quot;&quot;)" office:value-type="string" office:string-value="createCall(availPIDs, 0x21,&quot;Distance traveled with malfunction indicator lamp (MIL) on&quot;, &quot;GetNumPIDs&quot;)">
            <text:p>createCall(availPIDs, 0x21,"Distance traveled with malfunction indicator lamp (MIL) on", "GetNumPIDs")</text:p>
          </table:table-cell>
          <table:table-cell table:style-name="ce20" table:formula="of:=IF([.I37]&lt;&gt;&quot;&quot;;&quot;id0x&quot;&amp;[.M37]&amp;[.B37]&amp;&quot; = { byte = &quot;&amp;[.I37]&amp;&quot; , size =  &quot;&amp;[.J37]&amp;&quot; , mult = &quot;&amp;TEXT([.K37];&quot;0.############&quot;)&amp;&quot; , offset = &quot;&amp;TEXT([.L37];&quot;0.##############&quot;)&amp;&quot;, unit = &quot;&quot;&quot;&amp;[.G37]&amp;&quot;&quot;&quot;} ,&quot;;&quot;&quot;)" office:value-type="string" office:string-value="id0x21 = { byte = 1 , size =  2 , mult = 1 , offset = 0, unit = &quot;km&quot;} ,">
            <text:p>id0x21 = { byte = 1 , size = <text:s/>2 , mult = 1 , offset = 0, unit = "km"} ,</text:p>
          </table:table-cell>
          <table:table-cell table:style-name="ce13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relative to manifold vacuum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77265">
            <text:p>517726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(((A*256)+B) * 10) / 12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table:formula="of:=10/128" office:value-type="float" office:value="0.078125">
            <text:p>0.078125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8]&lt;&gt;&quot;&quot;;&quot;createCall(availPIDs, 0x&quot;&amp; [.M38]&amp; [.B38]&amp;&quot;,&quot;&quot;&quot;&amp;[.D38]&amp;&quot;&quot;&quot;, &quot;&quot;GetNumPIDs&quot;&quot;)&quot;;&quot;&quot;)" office:value-type="string" office:string-value="createCall(availPIDs, 0x22,&quot;Fuel Rail Pressure (relative to manifold vacuum)&quot;, &quot;GetNumPIDs&quot;)">
            <text:p>createCall(availPIDs, 0x22,"Fuel Rail Pressure (relative to manifold vacuum)", "GetNumPIDs")</text:p>
          </table:table-cell>
          <table:table-cell table:style-name="ce20" table:formula="of:=IF([.I38]&lt;&gt;&quot;&quot;;&quot;id0x&quot;&amp;[.M38]&amp;[.B38]&amp;&quot; = { byte = &quot;&amp;[.I38]&amp;&quot; , size =  &quot;&amp;[.J38]&amp;&quot; , mult = &quot;&amp;TEXT([.K38];&quot;0.############&quot;)&amp;&quot; , offset = &quot;&amp;TEXT([.L38];&quot;0.##############&quot;)&amp;&quot;, unit = &quot;&quot;&quot;&amp;[.G38]&amp;&quot;&quot;&quot;} ,&quot;;&quot;&quot;)" office:value-type="string" office:string-value="id0x22 = { byte = 1 , size =  2 , mult = 0.078125 , offset = 0, unit = &quot;kPa&quot;} ,">
            <text:p>id0x22 = { byte = 1 , size = <text:s/>2 , mult = 0.078125 , offset = 0, unit = "kPa"} ,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diesel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0">
            <text:p>655350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((A*256)+B) * 1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3" table:formula="of:=IF([.I39]&lt;&gt;&quot;&quot;;&quot;createCall(availPIDs, 0x&quot;&amp; [.M39]&amp; [.B39]&amp;&quot;,&quot;&quot;&quot;&amp;[.D39]&amp;&quot;&quot;&quot;, &quot;&quot;GetNumPIDs&quot;&quot;)&quot;;&quot;&quot;)" office:value-type="string" office:string-value="createCall(availPIDs, 0x23,&quot;Fuel Rail Pressure (diesel)&quot;, &quot;GetNumPIDs&quot;)">
            <text:p>createCall(availPIDs, 0x23,"Fuel Rail Pressure (diesel)", "GetNumPIDs")</text:p>
          </table:table-cell>
          <table:table-cell table:style-name="ce20" table:formula="of:=IF([.I39]&lt;&gt;&quot;&quot;;&quot;id0x&quot;&amp;[.M39]&amp;[.B39]&amp;&quot; = { byte = &quot;&amp;[.I39]&amp;&quot; , size =  &quot;&amp;[.J39]&amp;&quot; , mult = &quot;&amp;TEXT([.K39];&quot;0.############&quot;)&amp;&quot; , offset = &quot;&amp;TEXT([.L39];&quot;0.##############&quot;)&amp;&quot;, unit = &quot;&quot;&quot;&amp;[.G39]&amp;&quot;&quot;&quot;} ,&quot;;&quot;&quot;)" office:value-type="string" office:string-value="id0x23 = { byte = 1 , size =  2 , mult = 10 , offset = 0, unit = &quot;kPa (gauge)&quot;} ,">
            <text:p>id0x23 = { byte = 1 , size = <text:s/>2 , mult = 10 , offset = 0, unit = "kPa (gauge)"} ,</text:p>
          </table:table-cell>
          <table:table-cell table:style-name="ce13"/>
          <table:table-cell table:number-columns-repeated="1008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1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2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3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4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5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2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2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Voltage</text:p>
          </table:table-cell>
          <table:table-cell table:style-name="ce3" office:value-type="string">
            <text:p>0</text:p>
            <text:p>0</text:p>
          </table:table-cell>
          <table:table-cell table:style-name="ce3" office:value-type="string">
            <text:p>2</text:p>
            <text:p>8</text:p>
          </table:table-cell>
          <table:table-cell table:style-name="ce3" office:value-type="string">
            <text:p>N/A</text:p>
            <text:p>V</text:p>
          </table:table-cell>
          <table:table-cell table:style-name="ce3" office:value-type="string">
            <text:p>((A*256)+B)/32768</text:p>
            <text:p>((C*256)+D)/8192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G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2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GR Error</text:p>
          </table:table-cell>
          <table:table-cell table:style-name="ce3" office:value-type="float" office:value="-100">
            <text:p>-100</text:p>
          </table:table-cell>
          <table:table-cell table:style-name="ce3" office:value-type="string">
            <text:p>99.22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evaporative pur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2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Level Inpu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100*A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# of warm-ups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A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sinc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vap. System Vapor Pressure</text:p>
          </table:table-cell>
          <table:table-cell table:style-name="ce3" office:value-type="float" office:value="-8.192">
            <text:p>-8,192</text:p>
          </table:table-cell>
          <table:table-cell table:style-name="ce3" office:value-type="float" office:value="8.192">
            <text:p>8,192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((A*256)+B)/4 (A is signed)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arometric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1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2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3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5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4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5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6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3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7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2S8_WR_lambda(1):</text:p>
            <text:p>Equivalence Ratio</text:p>
            <text:p>Current</text:p>
          </table:table-cell>
          <table:table-cell table:style-name="ce3" office:value-type="string">
            <text:p>0</text:p>
            <text:p>-128</text:p>
          </table:table-cell>
          <table:table-cell table:style-name="ce3" office:value-type="string">
            <text:p>2</text:p>
            <text:p>128</text:p>
          </table:table-cell>
          <table:table-cell table:style-name="ce3" office:value-type="string">
            <text:p>N/A</text:p>
            <text:p>mA</text:p>
          </table:table-cell>
          <table:table-cell table:style-name="ce3" office:value-type="string">
            <text:p>((A*256)+B)/32768</text:p>
            <text:p>((C*256)+D)/256 - 128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1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1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3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atalyst Temperature</text:p>
            <text:p>Bank 2, Sensor 2</text:p>
          </table:table-cell>
          <table:table-cell table:style-name="ce3" office:value-type="float" office:value="-40">
            <text:p>-40</text:p>
          </table:table-cell>
          <table:table-cell table:style-name="ce3" office:value-type="string">
            <text:p>6,513.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((A*256)+B)/10 - 40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41-60</text:p>
          </table:table-cell>
          <table:table-cell table:style-name="ce5" table:number-columns-repeated="3"/>
          <table:table-cell table:style-name="ce3" office:value-type="string">
            <text:p>Bit encoded [A7..D0] == [PID 0x41..PID 0x60]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this drive cycle</text:p>
          </table:table-cell>
          <table:table-cell table:style-name="ce5" table:number-columns-repeated="3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trol module volta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">
            <text:p>65535</text:p>
          </table:table-cell>
          <table:table-cell table:style-name="ce3" office:value-type="string">
            <text:p>V</text:p>
          </table:table-cell>
          <table:table-cell table:style-name="ce3" office:value-type="string">
            <text:p>((A*256)+B)/1000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lut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.7">
            <text:p>25,7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(A*256)+B)*100/255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mand equivalence ratio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((A*256)+B)/32768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lative 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mbient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C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F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throttle actuato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run with MIL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4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since troubl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Type</text:p>
          </table:table-cell>
          <table:table-cell table:style-name="ce5" table:number-columns-repeated="3"/>
          <table:table-cell table:style-name="ce10" office:value-type="string">
            <text:p>From fuel type table <text:a xlink:href="http://en.wikipedia.org/wiki/OBD-II_PIDs#Fuel_Type_Coding">see below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thanol fuel 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ulute Evap system Vapour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675">
            <text:p>32767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1/200 per bit</text:p>
          </table:table-cell>
          <table:table-cell table:number-columns-repeated="1016"/>
        </table:table-row>
        <table:table-row table:style-name="ro9">
          <table:table-cell table:style-name="ce3" office:value-type="float" office:value="1">
            <text:p>1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10" office:value-type="string">
            <text:p>Returns numerous data, including Drive Condition ID and Engine Speed*</text:p>
          </table:table-cell>
          <table:table-cell table:number-columns-repeated="1016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10" office:value-type="string">
            <text:p>B5 is Engine Idle Request</text:p>
            <text:p>B6 is Engine Stop Request*</text:p>
          </table:table-cell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reeze frame trouble code</text:p>
          </table:table-cell>
          <table:table-cell table:style-name="ce5" table:number-columns-repeated="3"/>
          <table:table-cell table:style-name="ce10" office:value-type="string">
            <text:p>BCD encoded,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*6</text:p>
          </table:table-cell>
          <table:table-cell table:style-name="ce3" office:value-type="string">
            <text:p>Request trouble codes</text:p>
          </table:table-cell>
          <table:table-cell table:style-name="ce5" table:number-columns-repeated="3"/>
          <table:table-cell table:style-name="ce10" office:value-type="string">
            <text:p>3 codes per message frame, BCD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3" office:value-type="string">
            <text:p>N/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lear trouble codes / Malfunction indicator lamp (MIL) / Check engine light</text:p>
          </table:table-cell>
          <table:table-cell table:style-name="ce5" table:number-columns-repeated="3"/>
          <table:table-cell table:style-name="ce10" office:value-type="string">
            <text:p>Clears all stored trouble codes and turns the MIL off.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0">
            <text:p>100</text:p>
          </table:table-cell>
          <table:table-cell table:style-name="ce5"/>
          <table:table-cell table:style-name="ce3" office:value-type="string">
            <text:p>OBD Monitor IDs supported ($01 - $20)</text:p>
          </table:table-cell>
          <table:table-cell table:style-name="ce5" table:number-columns-repeated="3"/>
          <table:table-cell table:style-name="ce12"/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1">
            <text:p>101</text:p>
          </table:table-cell>
          <table:table-cell table:style-name="ce5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2">
            <text:p>102</text:p>
          </table:table-cell>
          <table:table-cell table:style-name="ce5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3">
            <text:p>103</text:p>
          </table:table-cell>
          <table:table-cell table:style-name="ce5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4">
            <text:p>104</text:p>
          </table:table-cell>
          <table:table-cell table:style-name="ce5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5">
            <text:p>105</text:p>
          </table:table-cell>
          <table:table-cell table:style-name="ce5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6">
            <text:p>106</text:p>
          </table:table-cell>
          <table:table-cell table:style-name="ce5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7">
            <text:p>107</text:p>
          </table:table-cell>
          <table:table-cell table:style-name="ce5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8">
            <text:p>108</text:p>
          </table:table-cell>
          <table:table-cell table:style-name="ce5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09">
            <text:p>109</text:p>
          </table:table-cell>
          <table:table-cell table:style-name="ce5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10A</text:p>
          </table:table-cell>
          <table:table-cell table:style-name="ce5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10B</text:p>
          </table:table-cell>
          <table:table-cell table:style-name="ce5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10C</text:p>
          </table:table-cell>
          <table:table-cell table:style-name="ce5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10D</text:p>
          </table:table-cell>
          <table:table-cell table:style-name="ce5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10E</text:p>
          </table:table-cell>
          <table:table-cell table:style-name="ce5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10F</text:p>
          </table:table-cell>
          <table:table-cell table:style-name="ce5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110">
            <text:p>110</text:p>
          </table:table-cell>
          <table:table-cell table:style-name="ce5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01">
            <text:p>201</text:p>
          </table:table-cell>
          <table:table-cell table:style-name="ce5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02">
            <text:p>202</text:p>
          </table:table-cell>
          <table:table-cell table:style-name="ce5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03">
            <text:p>203</text:p>
          </table:table-cell>
          <table:table-cell table:style-name="ce5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04">
            <text:p>204</text:p>
          </table:table-cell>
          <table:table-cell table:style-name="ce5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05">
            <text:p>205</text:p>
          </table:table-cell>
          <table:table-cell table:style-name="ce5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06">
            <text:p>206</text:p>
          </table:table-cell>
          <table:table-cell table:style-name="ce5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07">
            <text:p>207</text:p>
          </table:table-cell>
          <table:table-cell table:style-name="ce5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08">
            <text:p>208</text:p>
          </table:table-cell>
          <table:table-cell table:style-name="ce5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09">
            <text:p>209</text:p>
          </table:table-cell>
          <table:table-cell table:style-name="ce5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20A</text:p>
          </table:table-cell>
          <table:table-cell table:style-name="ce5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20B</text:p>
          </table:table-cell>
          <table:table-cell table:style-name="ce5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20C</text:p>
          </table:table-cell>
          <table:table-cell table:style-name="ce5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20D</text:p>
          </table:table-cell>
          <table:table-cell table:style-name="ce5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20E</text:p>
          </table:table-cell>
          <table:table-cell table:style-name="ce5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string">
            <text:p>020F</text:p>
          </table:table-cell>
          <table:table-cell table:style-name="ce5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3" office:value-type="float" office:value="210">
            <text:p>210</text:p>
          </table:table-cell>
          <table:table-cell table:style-name="ce5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de 9 supported PIDs 01 to 20</text:p>
          </table:table-cell>
          <table:table-cell table:style-name="ce5" table:number-columns-repeated="3"/>
          <table:table-cell table:style-name="ce11" office:value-type="string">
            <text:p>Bit encoded</text:p>
          </table:table-cell>
          <table:table-cell table:number-columns-repeated="1016"/>
        </table:table-row>
        <table:table-row table:style-name="ro9"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5x5</text:p>
          </table:table-cell>
          <table:table-cell table:style-name="ce3" office:value-type="string">
            <text:p>Vehicle identification number (VIN)</text:p>
          </table:table-cell>
          <table:table-cell table:style-name="ce5" table:number-columns-repeated="3"/>
          <table:table-cell table:style-name="ce10" office:value-type="string">
            <text:p>Returns 5 lines, A is line ordering flag, B-E ASCII coded VIN digits.</text:p>
          </table:table-cell>
          <table:table-cell table:number-columns-repeated="1016"/>
        </table:table-row>
        <table:table-row table:style-name="ro6"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aries</text:p>
          </table:table-cell>
          <table:table-cell table:style-name="ce3" office:value-type="string">
            <text:p>calibration ID</text:p>
          </table:table-cell>
          <table:table-cell table:style-name="ce5" table:number-columns-repeated="3"/>
          <table:table-cell table:style-name="ce10" office:value-type="string">
            <text:p>Returns multiple lines, ASCII coded</text:p>
          </table:table-cell>
          <table:table-cell table:number-columns-repeated="101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alibration</text:p>
          </table:table-cell>
          <table:table-cell table:style-name="ce5" table:number-columns-repeated="2"/>
          <table:table-cell table:number-columns-repeated="1018"/>
        </table:table-row>
        <table:table-row table:style-name="ro2" table:number-rows-repeated="654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1.08.2010</text:date>, <text:time>20:55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Köhler</meta:initial-creator>
    <meta:creation-date>2010-07-14T14:30:57</meta:creation-date>
    <dc:date>2010-08-01T20:55:18.23</dc:date>
    <dc:creator>Günter Römer</dc:creator>
    <meta:editing-duration>PT30H18M05S</meta:editing-duration>
    <meta:editing-cycles>8</meta:editing-cycles>
    <meta:generator>OpenOffice.org/3.2$Win32 OpenOffice.org_project/320m12$Build-9483</meta:generator>
    <meta:document-statistic meta:table-count="3" meta:cell-count="1124" meta:object-count="0"/>
  </office:meta>
</office:document-meta>
</file>